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7c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paragraph-rsid="00107c9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paragraph-rsid="0011106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0ef879" officeooo:paragraph-rsid="000ef87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07c93" officeooo:paragraph-rsid="00107c9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11063" officeooo:paragraph-rsid="0011106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officeooo:rsid="000ef879" officeooo:paragraph-rsid="000ef879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>
        <style:tab-stops>
          <style:tab-stop style:position="5.779cm"/>
        </style:tab-stops>
      </style:paragraph-properties>
      <style:text-properties fo:color="#00599d" loext:opacity="100%" style:text-outline="false" style:text-line-through-style="none" style:text-line-through-type="none" style:font-name="Liberation Serif" fo:font-size="15pt" fo:font-style="normal" fo:text-shadow="none" style:text-underline-style="none" fo:font-weight="bold" officeooo:rsid="000e92a5" officeooo:paragraph-rsid="000e92a5" fo:background-color="transparent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>
        <style:tab-stops>
          <style:tab-stop style:position="5.779cm"/>
        </style:tab-stops>
      </style:paragraph-properties>
      <style:text-properties fo:color="#00599d" loext:opacity="100%" style:text-outline="false" style:text-line-through-style="none" style:text-line-through-type="none" style:font-name="Liberation Serif" fo:font-size="15pt" fo:font-style="normal" fo:text-shadow="none" style:text-underline-style="none" fo:font-weight="bold" officeooo:rsid="000e92a5" fo:background-color="transparent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07c93" officeooo:paragraph-rsid="00107c9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12a55" officeooo:paragraph-rsid="00112a55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11063" style:font-size-asian="15pt" style:font-size-complex="15pt"/>
    </style:style>
    <style:style style:name="T3" style:family="text">
      <style:text-properties officeooo:rsid="00111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Caso de Uso</text:p>
          </table:table-cell>
          <table:table-cell table:style-name="Tabla1.A1" office:value-type="string">
            <text:p text:style-name="P8">CU 001. Identificarse</text:p>
          </table:table-cell>
        </table:table-row>
        <table:table-row table:style-name="Tabla1.1">
          <table:table-cell table:style-name="Tabla1.A2" office:value-type="string">
            <text:p text:style-name="P9">Fuentes</text:p>
          </table:table-cell>
          <table:table-cell table:style-name="Tabla1.A2" office:value-type="string">
            <text:p text:style-name="P5">Cliente, dueño marca, dueño aplicación.</text:p>
          </table:table-cell>
        </table:table-row>
        <table:table-row table:style-name="Tabla1.1">
          <table:table-cell table:style-name="Tabla1.A2" office:value-type="string">
            <text:p text:style-name="P9">Actor</text:p>
          </table:table-cell>
          <table:table-cell table:style-name="Tabla1.A2" office:value-type="string">
            <text:p text:style-name="P6">Act1. Usuario-Para Identificarse no discriminamos propietarios de usuarios</text:p>
          </table:table-cell>
        </table:table-row>
        <table:table-row table:style-name="Tabla1.1">
          <table:table-cell table:style-name="Tabla1.A2" office:value-type="string">
            <text:p text:style-name="P10">Descripción</text:p>
          </table:table-cell>
          <table:table-cell table:style-name="Tabla1.A2" office:value-type="string">
            <text:p text:style-name="P6">Identificar al actor como persona registrada en el sistema</text:p>
          </table:table-cell>
        </table:table-row>
        <table:table-row table:style-name="Tabla1.1">
          <table:table-cell table:style-name="Tabla1.A2" office:value-type="string">
            <text:p text:style-name="P9">Flujo básico</text:p>
          </table:table-cell>
          <table:table-cell table:style-name="Tabla1.A2" office:value-type="string">
            <text:p text:style-name="P6">1.-Arrancar el sistema:El usuario accede a la página de Identificación, empezando el caso de uso.</text:p>
            <text:p text:style-name="P3"/>
            <text:p text:style-name="P3">2.-Escribir campo 1: Introducir el primer campo con el que estás registrado (correo electrónico).</text:p>
            <text:p text:style-name="P3"/>
            <text:p text:style-name="P3"><text:span text:style-name="T3">3</text:span>.-Escribir campo 2: Introducir el segundo campo (contraseña entre 8 y 10 caracteres). </text:p>
            <text:p text:style-name="P3"/>
            <text:p text:style-name="P2"><text:span text:style-name="T2">4</text:span><text:span text:style-name="T1">.-Enviar datos: Pulsar el botón enviar a través de tecla “intro” o pulsando sobre ella con el ratón para validar los datos en el servidor, este accede a la base de datos y comprueba que el correo electrónico del primer campo tiene asignada la contraseña del segundo campo; el usuario está identificado. El caso de uso finaliza.</text:span> </text:p>
          </table:table-cell>
        </table:table-row>
        <table:table-row table:style-name="Tabla1.1">
          <table:table-cell table:style-name="Tabla1.A2" office:value-type="string">
            <text:p text:style-name="P9">Flujo alternativo</text:p>
          </table:table-cell>
          <table:table-cell table:style-name="Tabla1.A2" office:value-type="string">
            <text:p text:style-name="P4">1.-No escribir campo 1: En caso de que el primer campo no esté rellenado por el usuario en formato email, el sistema alertará al usuario de que falta por rellenar el primer campo o que el formato no es adecuado. Esta validación se producirá en el lado cliente. </text:p>
            <text:p text:style-name="P4">2.-No escribir campo 2: En caso de que el segundo campo no esté rellenado por el usuario con longitud entre 8 y 10 caracteres, el sistema <text:soft-page-break/>alertará al usuario de que falta por rellenar el segundo campo o que el formato no es adecuado. Esta validación se producirá en el lado cliente. </text:p>
            <text:p text:style-name="P4">3.-Escribir datos incorrectos campo 1: En caso de que el email enviado no exista en la base de datos, el sistema alertará al usuario diciendo que el email <text:span text:style-name="T3">o el password no son correctos</text:span>. Validación efectuada en el servidor. </text:p>
            <text:p text:style-name="P4">4.- Escribir datos incorrectos campo 2: En caso de que la contraseña enviada no corresponda con la contraseña asociada al email en la base de datos <text:s/>el sistema alertará al usuario diciendo que el email <text:span text:style-name="T3">o el password no son correctos</text:span>. Validación efectuada en el servidor. </text:p>
            <text:p text:style-name="P7">5.-Escribir datos incorrectos en campo 1 y campo 2:El sistema alertará al usuario diciendo que el email o el password no son correctos. Validación efectuada en el servidor.</text:p>
          </table:table-cell>
        </table:table-row>
        <table:table-row table:style-name="Tabla1.1">
          <table:table-cell table:style-name="Tabla1.A2" office:value-type="string">
            <text:p text:style-name="P9">Requisitos especiales</text:p>
          </table:table-cell>
          <table:table-cell table:style-name="Tabla1.A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9">Precondiciones(condiciones previas)</text:p>
          </table:table-cell>
          <table:table-cell table:style-name="Tabla1.A2" office:value-type="string">
            <text:p text:style-name="P12">El actor debe estar dado de alta como usuario antes de comenzar la identificación, de está manera se registrará con un email y una contraseña que se requieren el caso de uso registrarse</text:p>
          </table:table-cell>
        </table:table-row>
        <table:table-row table:style-name="Tabla1.1">
          <table:table-cell table:style-name="Tabla1.A2" office:value-type="string">
            <text:p text:style-name="P9">Postcondiciones(condiciones posteriores)</text:p>
          </table:table-cell>
          <table:table-cell table:style-name="Tabla1.A2" office:value-type="string">
            <text:p text:style-name="P12">Una vez Identificado el actor podrá acceder a información y usos particulares en la aplicación.</text:p>
          </table:table-cell>
        </table:table-row>
        <table:table-row table:style-name="Tabla1.1">
          <table:table-cell table:style-name="Tabla1.A2" office:value-type="string">
            <text:p text:style-name="P9">Inclusión</text:p>
          </table:table-cell>
          <table:table-cell table:style-name="Tabla1.A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9">Extensión</text:p>
          </table:table-cell>
          <table:table-cell table:style-name="Tabla1.A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9">Generalización</text:p>
          </table:table-cell>
          <table:table-cell table:style-name="Tabla1.A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9">Notas</text:p>
          </table:table-cell>
          <table:table-cell table:style-name="Tabla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6:31:02.845000000</meta:creation-date>
    <dc:date>2022-02-08T12:56:28.068000000</dc:date>
    <meta:editing-duration>PT13M15S</meta:editing-duration>
    <meta:editing-cycles>2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28" meta:word-count="405" meta:character-count="2489" meta:non-whitespace-character-count="2105"/>
  </office:meta>
</office:document-meta>
</file>